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ContainerEnvironment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ContainerEnvironment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ntainerEnvironmentImp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ContainerEnvironmentImpl.getContainerService( Class service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letContainerEnvironmentImpl.ini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ContainerEnvironment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